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ToEntityConverter.getFinder( Class &lt; ? &gt; entity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dToEntityConverter.matches( TypeDescriptor sourceType ,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ToEntity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ToEntityConverter.getEntityName( Class &lt; ? &gt; entity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dToEntityConverter.IdToEntity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ToEntityConverter.convert( @ Nullable Object source , TypeDescriptor sourceType ,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